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57cm" style:rel-column-width="17617*"/>
    </style:style>
    <style:style style:name="Table1.B" style:family="table-column">
      <style:table-column-properties style:column-width="5.604cm" style:rel-column-width="21602*"/>
    </style:style>
    <style:style style:name="Table1.C" style:family="table-column">
      <style:table-column-properties style:column-width="6.826cm" style:rel-column-width="2631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margin-top="0.508cm" fo:margin-bottom="0.508cm" fo:text-align="center" style:justify-single-word="false"/>
      <style:text-properties fo:language="ru" fo:country="RU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Квартальный анализ целей в области качества на 2015 год. <text:span text:style-name="T1">3- </text:span>квартал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Цель</text:p>
          </table:table-cell>
          <table:table-cell table:style-name="Table1.A1" office:value-type="string">
            <text:p text:style-name="Table_20_Contents">Задача</text:p>
          </table:table-cell>
          <table:table-cell table:style-name="Table1.C1" office:value-type="string">
            <text:p text:style-name="Table_20_Contents">Выполнение</text:p>
          </table:table-cell>
        </table:table-row>
        <table:table-row>
          <table:table-cell table:style-name="Table1.A2" table:number-rows-spanned="4" office:value-type="string">
            <text:p text:style-name="Table_20_Contents">Увеличение выручки на 20% по сравнению с 2014 годом.</text:p>
          </table:table-cell>
          <table:table-cell table:style-name="Table1.A2" office:value-type="string">
            <text:p text:style-name="Table_20_Contents">Обеспечение роста численности производственного персонала до 65 человек.</text:p>
          </table:table-cell>
          <table:table-cell table:style-name="Table1.C2" office:value-type="string">
            <text:p text:style-name="Table_20_Contents">01.07.2015 численость сотрудников подразделения составляла 10 человек, включая 2 декретников. На 01.10.2015 численность сотрудников подразделения — 9 человек, включая 2 декретников. Уменьшение численности обеспечено увольнением Р. Дерябина из подразделения.</text:p>
          </table:table-cell>
        </table:table-row>
        <table:table-row>
          <table:covered-table-cell/>
          <table:table-cell table:style-name="Table1.A2" office:value-type="string">
            <text:p text:style-name="Table_20_Contents">Обеспечить рост конверсии обращений заказчиков в заказы компании до 20 %</text:p>
          </table:table-cell>
          <table:table-cell table:style-name="Table1.C2" office:value-type="string">
            <text:p text:style-name="Table_20_Contents">Данная цель обеспечивалась более качественными предпроектными оценками времени тестирования, обеспечивалась тенденция снижения времени тестирования к времени разработки.</text:p>
          </table:table-cell>
        </table:table-row>
        <table:table-row>
          <table:covered-table-cell/>
          <table:table-cell table:style-name="Table1.A2" office:value-type="string">
            <text:p text:style-name="Table_20_Contents">Обеспечить увеличение числа абсолютно довольных заказчиков в 2 раза по сравнению со статистикой 2014 года.</text:p>
          </table:table-cell>
          <table:table-cell table:style-name="Table1.C2" office:value-type="string">
            <text:p text:style-name="Table_20_Contents">Небольшой рост количества дефектов с 31 (1-й квартал), 17 (2-й квартал), 19 (3-й квартал). Количество замечаний к качеству тестирования от заказчиков — 0. В 1-м и 2-м кварталах было 1 (проект <text:span text:style-name="T1">Cassantec</text:span>).</text:p>
          </table:table-cell>
        </table:table-row>
        <table:table-row>
          <table:covered-table-cell/>
          <table:table-cell table:style-name="Table1.A2" office:value-type="string">
            <text:p text:style-name="Table_20_Contents">Осуществить запуск собственного продукта <text:span text:style-name="T1">CrISStal Eye. </text:span><text:span text:style-name="T2">Не менее 1 факта продажи.</text:span></text:p>
          </table:table-cell>
          <table:table-cell table:style-name="Table1.C2" office:value-type="string">
            <text:p text:style-name="Table_20_Contents"><text:span text:style-name="T2">На проекте в</text:span>недрен инструмент управления тестовой документацией и тестирования — <text:span text:style-name="T1">Testlink. </text:span><text:span text:style-name="T2">В рамках обеспечения качества, <text:s/>проводится сбор метрик производительности в каждом релизном тестировании.</text:span></text:p>
          </table:table-cell>
        </table:table-row>
        <table:table-row>
          <table:table-cell table:style-name="Table1.A2" table:number-rows-spanned="2" office:value-type="string">
            <text:p text:style-name="Table_20_Contents">Снижение доли косвенных затрат, ниже 40%</text:p>
          </table:table-cell>
          <table:table-cell table:style-name="Table1.A2" office:value-type="string">
            <text:p text:style-name="Table_20_Contents">Снижение времени на внутренние задачи у производственного персонала до 16-19%</text:p>
          </table:table-cell>
          <table:table-cell table:style-name="Table1.C2" office:value-type="string">
            <text:p text:style-name="Table_20_Contents">На данный момент цель <text:s/>достигнута. По итогам третьго квартала 16% времени приходится на внутренние задачи. Это лучше чем в первом и втором кварталах (25% и 26%).</text:p>
          </table:table-cell>
        </table:table-row>
        <table:table-row>
          <table:covered-table-cell/>
          <table:table-cell table:style-name="Table1.A2" office:value-type="string">
            <text:p text:style-name="Table_20_Contents">Снижение текучести производственного персонала до 25 %</text:p>
          </table:table-cell>
          <table:table-cell table:style-name="Table1.C2" office:value-type="string">
            <text:p text:style-name="Table_20_Contents">Текучесть в подразделении во 2-м квартале — 10%. Увольнение одного лоботряса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Firsanov</meta:initial-creator>
    <meta:creation-date>2015-08-27T00:32:38.96</meta:creation-date>
    <dc:date>2015-11-17T20:55:10.34</dc:date>
    <dc:creator>Константин Фирсанов</dc:creator>
    <meta:editing-duration>PT2H38M8S</meta:editing-duration>
    <meta:editing-cycles>2</meta:editing-cycles>
    <meta:generator>OpenOffice/4.0.1$Win32 OpenOffice.org_project/401m5$Build-9714</meta:generator>
    <meta:document-statistic meta:table-count="1" meta:image-count="0" meta:object-count="0" meta:page-count="1" meta:paragraph-count="18" meta:word-count="229" meta:character-count="1703"/>
  </office:meta>
</office:document-meta>
</file>